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tab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hauteur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7988" calcext:value-type="float">
            <text:p>0.007988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5317" calcext:value-type="float">
            <text:p>0.005317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5831" calcext:value-type="float">
            <text:p>0.005831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4826" calcext:value-type="float">
            <text:p>0.004826</text:p>
          </table:table-cell>
          <table:table-cell office:value-type="float" office:value="7474" calcext:value-type="float">
            <text:p>747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4357" calcext:value-type="float">
            <text:p>0.004357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46251" calcext:value-type="float">
            <text:p>0.046251</text:p>
          </table:table-cell>
          <table:table-cell office:value-type="float" office:value="64066" calcext:value-type="float">
            <text:p>64066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38616" calcext:value-type="float">
            <text:p>0.038616</text:p>
          </table:table-cell>
          <table:table-cell office:value-type="float" office:value="59694" calcext:value-type="float">
            <text:p>5969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65311" calcext:value-type="float">
            <text:p>0.065311</text:p>
          </table:table-cell>
          <table:table-cell office:value-type="float" office:value="83052" calcext:value-type="float">
            <text:p>83052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67804" calcext:value-type="float">
            <text:p>0.067804</text:p>
          </table:table-cell>
          <table:table-cell office:value-type="float" office:value="67014" calcext:value-type="float">
            <text:p>6701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68232" calcext:value-type="float">
            <text:p>0.068232</text:p>
          </table:table-cell>
          <table:table-cell office:value-type="float" office:value="74386" calcext:value-type="float">
            <text:p>74386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36899" calcext:value-type="float">
            <text:p>0.036899</text:p>
          </table:table-cell>
          <table:table-cell office:value-type="float" office:value="68325" calcext:value-type="float">
            <text:p>68325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56867" calcext:value-type="float">
            <text:p>0.056867</text:p>
          </table:table-cell>
          <table:table-cell office:value-type="float" office:value="77318" calcext:value-type="float">
            <text:p>77318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74377" calcext:value-type="float">
            <text:p>0.074377</text:p>
          </table:table-cell>
          <table:table-cell office:value-type="float" office:value="55750" calcext:value-type="float">
            <text:p>55750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77162" calcext:value-type="float">
            <text:p>0.077162</text:p>
          </table:table-cell>
          <table:table-cell office:value-type="float" office:value="78922" calcext:value-type="float">
            <text:p>78922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41311" calcext:value-type="float">
            <text:p>0.041311</text:p>
          </table:table-cell>
          <table:table-cell office:value-type="float" office:value="61919" calcext:value-type="float">
            <text:p>6191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65998" calcext:value-type="float">
            <text:p>0.065998</text:p>
          </table:table-cell>
          <table:table-cell office:value-type="float" office:value="146952" calcext:value-type="float">
            <text:p>146952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127486" calcext:value-type="float">
            <text:p>0.127486</text:p>
          </table:table-cell>
          <table:table-cell office:value-type="float" office:value="194154" calcext:value-type="float">
            <text:p>19415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208905" calcext:value-type="float">
            <text:p>0.208905</text:p>
          </table:table-cell>
          <table:table-cell office:value-type="float" office:value="169723" calcext:value-type="float">
            <text:p>16972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110833" calcext:value-type="float">
            <text:p>0.110833</text:p>
          </table:table-cell>
          <table:table-cell office:value-type="float" office:value="212618" calcext:value-type="float">
            <text:p>212618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99174" calcext:value-type="float">
            <text:p>0.099174</text:p>
          </table:table-cell>
          <table:table-cell office:value-type="float" office:value="175190" calcext:value-type="float">
            <text:p>175190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135666" calcext:value-type="float">
            <text:p>0.135666</text:p>
          </table:table-cell>
          <table:table-cell office:value-type="float" office:value="211541" calcext:value-type="float">
            <text:p>211541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11852" calcext:value-type="float">
            <text:p>0.11852</text:p>
          </table:table-cell>
          <table:table-cell office:value-type="float" office:value="178535" calcext:value-type="float">
            <text:p>178535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227447" calcext:value-type="float">
            <text:p>0.227447</text:p>
          </table:table-cell>
          <table:table-cell office:value-type="float" office:value="226413" calcext:value-type="float">
            <text:p>22641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100499" calcext:value-type="float">
            <text:p>0.100499</text:p>
          </table:table-cell>
          <table:table-cell office:value-type="float" office:value="166095" calcext:value-type="float">
            <text:p>166095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161849" calcext:value-type="float">
            <text:p>0.161849</text:p>
          </table:table-cell>
          <table:table-cell office:value-type="float" office:value="207629" calcext:value-type="float">
            <text:p>20762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.350356" calcext:value-type="float">
            <text:p>1.350356</text:p>
          </table:table-cell>
          <table:table-cell office:value-type="float" office:value="1869401" calcext:value-type="float">
            <text:p>1869401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1.228169" calcext:value-type="float">
            <text:p>1.228169</text:p>
          </table:table-cell>
          <table:table-cell office:value-type="float" office:value="2214314" calcext:value-type="float">
            <text:p>221431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0.471926" calcext:value-type="float">
            <text:p>0.471926</text:p>
          </table:table-cell>
          <table:table-cell office:value-type="float" office:value="1108723" calcext:value-type="float">
            <text:p>110872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756805" calcext:value-type="float">
            <text:p>0.756805</text:p>
          </table:table-cell>
          <table:table-cell office:value-type="float" office:value="1573221" calcext:value-type="float">
            <text:p>1573221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640949" calcext:value-type="float">
            <text:p>0.640949</text:p>
          </table:table-cell>
          <table:table-cell office:value-type="float" office:value="1363186" calcext:value-type="float">
            <text:p>1363186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.665743" calcext:value-type="float">
            <text:p>0.665743</text:p>
          </table:table-cell>
          <table:table-cell office:value-type="float" office:value="1501014" calcext:value-type="float">
            <text:p>150101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0.657558" calcext:value-type="float">
            <text:p>0.657558</text:p>
          </table:table-cell>
          <table:table-cell office:value-type="float" office:value="1435952" calcext:value-type="float">
            <text:p>1435952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684848" calcext:value-type="float">
            <text:p>0.684848</text:p>
          </table:table-cell>
          <table:table-cell office:value-type="float" office:value="1546116" calcext:value-type="float">
            <text:p>1546116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0.664078" calcext:value-type="float">
            <text:p>0.664078</text:p>
          </table:table-cell>
          <table:table-cell office:value-type="float" office:value="1260656" calcext:value-type="float">
            <text:p>1260656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530626" calcext:value-type="float">
            <text:p>0.530626</text:p>
          </table:table-cell>
          <table:table-cell office:value-type="float" office:value="1224130" calcext:value-type="float">
            <text:p>1224130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.607191" calcext:value-type="float">
            <text:p>2.607191</text:p>
          </table:table-cell>
          <table:table-cell office:value-type="float" office:value="5282224" calcext:value-type="float">
            <text:p>528222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1.964568" calcext:value-type="float">
            <text:p>1.964568</text:p>
          </table:table-cell>
          <table:table-cell office:value-type="float" office:value="4618204" calcext:value-type="float">
            <text:p>461820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.239434" calcext:value-type="float">
            <text:p>2.239434</text:p>
          </table:table-cell>
          <table:table-cell office:value-type="float" office:value="4629653" calcext:value-type="float">
            <text:p>462965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1.242084" calcext:value-type="float">
            <text:p>1.242084</text:p>
          </table:table-cell>
          <table:table-cell office:value-type="float" office:value="2428685" calcext:value-type="float">
            <text:p>2428685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3.153162" calcext:value-type="float">
            <text:p>3.153162</text:p>
          </table:table-cell>
          <table:table-cell office:value-type="float" office:value="4809800" calcext:value-type="float">
            <text:p>4809800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2.698374" calcext:value-type="float">
            <text:p>2.698374</text:p>
          </table:table-cell>
          <table:table-cell office:value-type="float" office:value="4936463" calcext:value-type="float">
            <text:p>493646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2.145424" calcext:value-type="float">
            <text:p>2.145424</text:p>
          </table:table-cell>
          <table:table-cell office:value-type="float" office:value="3530788" calcext:value-type="float">
            <text:p>3530788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.56352" calcext:value-type="float">
            <text:p>2.56352</text:p>
          </table:table-cell>
          <table:table-cell office:value-type="float" office:value="4892973" calcext:value-type="float">
            <text:p>489297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2.458468" calcext:value-type="float">
            <text:p>2.458468</text:p>
          </table:table-cell>
          <table:table-cell office:value-type="float" office:value="4830954" calcext:value-type="float">
            <text:p>483095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.365526" calcext:value-type="float">
            <text:p>3.365526</text:p>
          </table:table-cell>
          <table:table-cell office:value-type="float" office:value="5821619" calcext:value-type="float">
            <text:p>582161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19.374289" calcext:value-type="float">
            <text:p>19.374289</text:p>
          </table:table-cell>
          <table:table-cell office:value-type="float" office:value="31816094" calcext:value-type="float">
            <text:p>3181609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17.81837" calcext:value-type="float">
            <text:p>17.81837</text:p>
          </table:table-cell>
          <table:table-cell office:value-type="float" office:value="30996235" calcext:value-type="float">
            <text:p>30996235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19.52374" calcext:value-type="float">
            <text:p>19.52374</text:p>
          </table:table-cell>
          <table:table-cell office:value-type="float" office:value="37029471" calcext:value-type="float">
            <text:p>37029471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24.859522" calcext:value-type="float">
            <text:p>24.859522</text:p>
          </table:table-cell>
          <table:table-cell office:value-type="float" office:value="32766023" calcext:value-type="float">
            <text:p>3276602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17.346719" calcext:value-type="float">
            <text:p>17.346719</text:p>
          </table:table-cell>
          <table:table-cell office:value-type="float" office:value="34003687" calcext:value-type="float">
            <text:p>34003687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15.48494" calcext:value-type="float">
            <text:p>15.48494</text:p>
          </table:table-cell>
          <table:table-cell office:value-type="float" office:value="26204045" calcext:value-type="float">
            <text:p>26204045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30.124284" calcext:value-type="float">
            <text:p>30.124284</text:p>
          </table:table-cell>
          <table:table-cell office:value-type="float" office:value="48120629" calcext:value-type="float">
            <text:p>4812062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23.607392" calcext:value-type="float">
            <text:p>23.607392</text:p>
          </table:table-cell>
          <table:table-cell office:value-type="float" office:value="43909399" calcext:value-type="float">
            <text:p>4390939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19.485036" calcext:value-type="float">
            <text:p>19.485036</text:p>
          </table:table-cell>
          <table:table-cell office:value-type="float" office:value="36675892" calcext:value-type="float">
            <text:p>36675892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14.204303" calcext:value-type="float">
            <text:p>14.204303</text:p>
          </table:table-cell>
          <table:table-cell office:value-type="float" office:value="31656777" calcext:value-type="float">
            <text:p>31656777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83.815393" calcext:value-type="float">
            <text:p>83.815393</text:p>
          </table:table-cell>
          <table:table-cell office:value-type="float" office:value="114715293" calcext:value-type="float">
            <text:p>11471529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77.891192" calcext:value-type="float">
            <text:p>77.891192</text:p>
          </table:table-cell>
          <table:table-cell office:value-type="float" office:value="128412913" calcext:value-type="float">
            <text:p>128412913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44.173729" calcext:value-type="float">
            <text:p>44.173729</text:p>
          </table:table-cell>
          <table:table-cell office:value-type="float" office:value="92525110" calcext:value-type="float">
            <text:p>92525110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89.477824" calcext:value-type="float">
            <text:p>89.477824</text:p>
          </table:table-cell>
          <table:table-cell office:value-type="float" office:value="129640950" calcext:value-type="float">
            <text:p>129640950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60.764228" calcext:value-type="float">
            <text:p>60.764228</text:p>
          </table:table-cell>
          <table:table-cell office:value-type="float" office:value="103047962" calcext:value-type="float">
            <text:p>103047962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69.419073" calcext:value-type="float">
            <text:p>69.419073</text:p>
          </table:table-cell>
          <table:table-cell office:value-type="float" office:value="108445784" calcext:value-type="float">
            <text:p>108445784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79.578221" calcext:value-type="float">
            <text:p>79.578221</text:p>
          </table:table-cell>
          <table:table-cell office:value-type="float" office:value="119984619" calcext:value-type="float">
            <text:p>11998461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25.003682" calcext:value-type="float">
            <text:p>125.003682</text:p>
          </table:table-cell>
          <table:table-cell office:value-type="float" office:value="130924887" calcext:value-type="float">
            <text:p>130924887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51.735985" calcext:value-type="float">
            <text:p>51.735985</text:p>
          </table:table-cell>
          <table:table-cell office:value-type="float" office:value="93678159" calcext:value-type="float">
            <text:p>93678159</text:p>
          </table:table-cell>
        </table:table-row>
        <table:table-row table:style-name="ro1">
          <table:table-cell office:value-type="string" calcext:value-type="string">
            <text:p>tabou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87.444114" calcext:value-type="float">
            <text:p>87.444114</text:p>
          </table:table-cell>
          <table:table-cell office:value-type="float" office:value="129044482" calcext:value-type="float">
            <text:p>129044482</text:p>
          </table:table-cell>
        </table:table-row>
      </table:table>
      <table:named-expressions/>
      <table:database-ranges>
        <table:database-range table:name="__Anonymous_Sheet_DB__0" table:target-range-address="results_tabou.A1:results_tabou.E7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15:06:14.709663393</dc:date>
    <meta:editing-duration>PT57S</meta:editing-duration>
    <meta:editing-cycles>1</meta:editing-cycles>
    <meta:document-statistic meta:table-count="1" meta:cell-count="355" meta:object-count="0"/>
    <meta:generator>LibreOffice/5.3.1.2$Linux_X86_64 LibreOffice_project/30m0$Build-2</meta:generator>
  </office:meta>
</office:document-meta>
</file>